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be9c" officeooo:paragraph-rsid="0007be9c"/>
    </style:style>
    <style:style style:name="P2" style:family="paragraph" style:parent-style-name="Standard">
      <style:text-properties style:font-name="Courier 10 Pitch" fo:font-size="10pt" officeooo:rsid="0007be9c" officeooo:paragraph-rsid="0007be9c" style:font-size-asian="10pt" style:font-size-complex="10pt"/>
    </style:style>
    <style:style style:name="P3" style:family="paragraph" style:parent-style-name="Title">
      <style:paragraph-properties fo:text-align="start" style:justify-single-word="false" fo:padding="0.049cm" fo:border-left="none" fo:border-right="none" fo:border-top="none" fo:border-bottom="2.24pt solid #000000" style:shadow="none" style:writing-mode="page"/>
    </style:style>
    <style:style style:name="P4" style:family="paragraph" style:parent-style-name="Title">
      <style:paragraph-properties fo:text-align="start" style:justify-single-word="false" fo:padding="0.049cm" fo:border-left="none" fo:border-right="none" fo:border-top="none" fo:border-bottom="2.24pt solid #000000" style:shadow="none" style:writing-mode="page"/>
      <style:text-properties officeooo:rsid="0007be9c" officeooo:paragraph-rsid="0007be9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GINX</text:p>
      <text:p text:style-name="P1"/>
      <text:p text:style-name="P1">file : <text:span text:style-name="T1">default</text:span></text:p>
      <text:p text:style-name="P1"/>
      <text:p text:style-name="P2"><text:s text:c="2"/>upstream django {</text:p>
      <text:p text:style-name="P2"><text:tab/>server 127.0.0.1:9092;</text:p>
      <text:p text:style-name="P2"><text:s text:c="2"/>}</text:p>
      <text:p text:style-name="P2"/>
      <text:p text:style-name="P2"/>
      <text:p text:style-name="P2"><text:s text:c="2"/>server {</text:p>
      <text:p text:style-name="P2"/>
      <text:p text:style-name="P2"><text:s text:c="4"/>listen 80;</text:p>
      <text:p text:style-name="P2"/>
      <text:p text:style-name="P2"><text:s text:c="4"/>location /static {</text:p>
      <text:p text:style-name="P2"><text:s text:c="8"/>alias /var/www/html/static;</text:p>
      <text:p text:style-name="P2"><text:s text:c="4"/>}</text:p>
      <text:p text:style-name="P2"/>
      <text:p text:style-name="P2"><text:s text:c="4"/>location / {</text:p>
      <text:p text:style-name="P2"><text:s text:c="6"/>proxy_pass <text:s text:c="8"/>http://django;</text:p>
      <text:p text:style-name="P2"><text:s text:c="6"/>proxy_redirect <text:s text:c="4"/>off;</text:p>
      <text:p text:style-name="P2"><text:s text:c="6"/>proxy_set_header <text:s text:c="2"/>Host $host;</text:p>
      <text:p text:style-name="P2"><text:s text:c="6"/>proxy_set_header <text:s text:c="2"/>X-Real-IP $remote_addr;</text:p>
      <text:p text:style-name="P2"><text:s text:c="6"/>proxy_set_header <text:s text:c="2"/>X-Forwarded-For $proxy_add_x_forwarded_for;</text:p>
      <text:p text:style-name="P2"><text:s text:c="6"/>proxy_set_header <text:s text:c="2"/>X-Forwarded-Host $server_name;</text:p>
      <text:p text:style-name="P2"><text:s text:c="4"/>}</text:p>
      <text:p text:style-name="P2"><text:s text:c="2"/>}</text:p>
      <text:p text:style-name="P2"/>
      <text:p text:style-name="P3">SYSTEMD</text:p>
      <text:p text:style-name="P2"/>
      <text:p text:style-name="P2">file: <text:span text:style-name="T1">system/test.service</text:span></text:p>
      <text:p text:style-name="P2"><text:span text:style-name="T1"/></text:p>
      <text:p text:style-name="P2">[Unit]</text:p>
      <text:p text:style-name="P2">Description=uWSGI test web</text:p>
      <text:p text:style-name="P2">After=syslog.target</text:p>
      <text:p text:style-name="P2"/>
      <text:p text:style-name="P2">[Service]</text:p>
      <text:p text:style-name="P2">ExecStart=/usr/local/bin/uwsgi --http 127.0.0.1:9092 --chdir /var/www/html/domo --wsgi-file domo/wsgi.py --master --processes 2 --threads 2</text:p>
      <text:p text:style-name="P2">RuntimeDirectory=</text:p>
      <text:p text:style-name="P2">Restart=always</text:p>
      <text:p text:style-name="P2">KillSignal=SIGQUIT</text:p>
      <text:p text:style-name="P2">Type=notify</text:p>
      <text:p text:style-name="P2">StandardError=syslog</text:p>
      <text:p text:style-name="P2">NotifyAccess=all</text:p>
      <text:p text:style-name="P2"/>
      <text:p text:style-name="P2">[Install]</text:p>
      <text:p text:style-name="P2">WantedBy=multi-user.tar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16:21.272259645</meta:creation-date>
    <dc:date>2017-02-17T11:47:23.629180360</dc:date>
    <meta:editing-duration>PT2H20M52S</meta:editing-duration>
    <meta:editing-cycles>1</meta:editing-cycles>
    <meta:document-statistic meta:table-count="0" meta:image-count="0" meta:object-count="0" meta:page-count="1" meta:paragraph-count="34" meta:word-count="76" meta:character-count="811" meta:non-whitespace-character-count="682"/>
    <meta:generator>LibreOffice/5.2.5.1$Linux_X86_64 LibreOffice_project/20$Build-1</meta:generator>
  </office:meta>
</office:document-meta>
</file>